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.39999961853027pt" officeooo:rsid="0010052c" officeooo:paragraph-rsid="0010052c" style:font-size-asian="8.39999961853027pt" style:font-size-complex="8.39999961853027pt"/>
    </style:style>
    <style:style style:name="P2" style:family="paragraph" style:parent-style-name="Standard">
      <style:paragraph-properties fo:background-color="#23ff23">
        <style:background-image/>
      </style:paragraph-properties>
      <style:text-properties style:font-name="Courier New" fo:font-size="8.39999961853027pt" officeooo:rsid="0010052c" officeooo:paragraph-rsid="0010adf9" style:font-size-asian="8.39999961853027pt" style:font-size-complex="8.39999961853027pt"/>
    </style:style>
    <style:style style:name="P3" style:family="paragraph" style:parent-style-name="Standard">
      <style:text-properties style:font-name="Courier New" fo:font-size="8.39999961853027pt" style:text-underline-style="solid" style:text-underline-width="auto" style:text-underline-color="font-color" fo:font-weight="bold" officeooo:rsid="0010052c" officeooo:paragraph-rsid="0014332d" style:font-size-asian="8.39999961853027pt" style:font-weight-asian="bold" style:font-size-complex="8.39999961853027pt" style:font-weight-complex="bold"/>
    </style:style>
    <style:style style:name="P4" style:family="paragraph" style:parent-style-name="Standard">
      <style:text-properties style:font-name="Courier New" fo:font-size="8.39999961853027pt" style:text-underline-style="solid" style:text-underline-width="auto" style:text-underline-color="font-color" fo:font-weight="bold" officeooo:rsid="00138bd1" officeooo:paragraph-rsid="00138bd1" style:font-size-asian="8.39999961853027pt" style:font-weight-asian="bold" style:font-size-complex="8.39999961853027pt" style:font-weight-complex="bold"/>
    </style:style>
    <style:style style:name="P5" style:family="paragraph" style:parent-style-name="Standard">
      <style:text-properties style:font-name="Courier New" fo:font-size="8.39999961853027pt" officeooo:rsid="0010052c" officeooo:paragraph-rsid="0010052c" style:font-size-asian="8.39999961853027pt" style:font-size-complex="8.39999961853027pt"/>
    </style:style>
    <style:style style:name="P6" style:family="paragraph" style:parent-style-name="Standard">
      <style:text-properties style:font-name="Courier New" fo:font-size="8.39999961853027pt" officeooo:rsid="0010052c" officeooo:paragraph-rsid="0011ac9a" style:font-size-asian="8.39999961853027pt" style:font-size-complex="8.39999961853027pt"/>
    </style:style>
    <style:style style:name="P7" style:family="paragraph" style:parent-style-name="Standard">
      <style:text-properties style:font-name="Courier New" fo:font-size="8.39999961853027pt" officeooo:rsid="0010052c" officeooo:paragraph-rsid="0012a234" style:font-size-asian="8.39999961853027pt" style:font-size-complex="8.39999961853027pt"/>
    </style:style>
    <style:style style:name="P8" style:family="paragraph" style:parent-style-name="Standard">
      <style:text-properties style:font-name="Courier New" fo:font-size="8.39999961853027pt" officeooo:rsid="0010052c" officeooo:paragraph-rsid="00138bd1" style:font-size-asian="8.39999961853027pt" style:font-size-complex="8.39999961853027pt"/>
    </style:style>
    <style:style style:name="P9" style:family="paragraph" style:parent-style-name="Standard">
      <style:text-properties style:font-name="Courier New" fo:font-size="8.39999961853027pt" officeooo:rsid="0010052c" officeooo:paragraph-rsid="00153811" style:font-size-asian="8.39999961853027pt" style:font-size-complex="8.39999961853027pt"/>
    </style:style>
    <style:style style:name="P10" style:family="paragraph" style:parent-style-name="Standard">
      <style:text-properties style:font-name="Courier New" fo:font-size="8.39999961853027pt" officeooo:rsid="00138bd1" officeooo:paragraph-rsid="00138bd1" style:font-size-asian="8.39999961853027pt" style:font-size-complex="8.39999961853027pt"/>
    </style:style>
    <style:style style:name="P11" style:family="paragraph" style:parent-style-name="Standard">
      <style:text-properties style:font-name="Courier New" fo:font-size="8.39999961853027pt" officeooo:rsid="00153811" officeooo:paragraph-rsid="00153811" style:font-size-asian="8.39999961853027pt" style:font-size-complex="8.39999961853027pt"/>
    </style:style>
    <style:style style:name="P12" style:family="paragraph" style:parent-style-name="Standard">
      <style:paragraph-properties fo:background-color="#ff0000">
        <style:background-image/>
      </style:paragraph-properties>
      <style:text-properties style:font-name="Courier New" fo:font-size="8.39999961853027pt" officeooo:rsid="0010052c" officeooo:paragraph-rsid="0010052c" style:font-size-asian="8.39999961853027pt" style:font-size-complex="8.39999961853027pt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style:font-name="Courier New" fo:font-size="8.39999961853027pt" officeooo:rsid="0010052c" officeooo:paragraph-rsid="0010052c" style:font-size-asian="8.39999961853027pt" style:font-size-complex="8.39999961853027pt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font-name="Courier New" fo:font-size="8.39999961853027pt" officeooo:rsid="0010052c" officeooo:paragraph-rsid="0011ac9a" style:font-size-asian="8.39999961853027pt" style:font-size-complex="8.39999961853027pt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style:font-name="Courier New" fo:font-size="8.39999961853027pt" officeooo:rsid="0010052c" officeooo:paragraph-rsid="0012a234" style:font-size-asian="8.39999961853027pt" style:font-size-complex="8.39999961853027pt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style:font-name="Courier New" fo:font-size="8.39999961853027pt" officeooo:rsid="0010052c" officeooo:paragraph-rsid="00138bd1" style:font-size-asian="8.39999961853027pt" style:font-size-complex="8.39999961853027pt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style:font-name="Courier New" fo:font-size="8.39999961853027pt" officeooo:rsid="0010052c" officeooo:paragraph-rsid="00153811" style:font-size-asian="8.39999961853027pt" style:font-size-complex="8.39999961853027pt"/>
    </style:style>
    <style:style style:name="P18" style:family="paragraph" style:parent-style-name="Standard">
      <style:paragraph-properties fo:background-color="#23ff23">
        <style:background-image/>
      </style:paragraph-properties>
      <style:text-properties style:font-name="Courier New" fo:font-size="8.39999961853027pt" officeooo:rsid="0010052c" officeooo:paragraph-rsid="0012a234" style:font-size-asian="8.39999961853027pt" style:font-size-complex="8.39999961853027pt"/>
    </style:style>
    <style:style style:name="P19" style:family="paragraph" style:parent-style-name="Standard">
      <style:paragraph-properties fo:background-color="#23ff23">
        <style:background-image/>
      </style:paragraph-properties>
      <style:text-properties style:font-name="Courier New" fo:font-size="8.39999961853027pt" officeooo:rsid="0010052c" officeooo:paragraph-rsid="00138bd1" style:font-size-asian="8.39999961853027pt" style:font-size-complex="8.39999961853027pt"/>
    </style:style>
    <style:style style:name="P20" style:family="paragraph" style:parent-style-name="Standard">
      <style:paragraph-properties fo:background-color="#23ff23">
        <style:background-image/>
      </style:paragraph-properties>
      <style:text-properties style:font-name="Courier New" fo:font-size="8.39999961853027pt" officeooo:rsid="0010052c" officeooo:paragraph-rsid="0010adf9" style:font-size-asian="8.39999961853027pt" style:font-size-complex="8.39999961853027pt"/>
    </style:style>
    <style:style style:name="P21" style:family="paragraph" style:parent-style-name="Standard">
      <style:paragraph-properties fo:background-color="#23ff23">
        <style:background-image/>
      </style:paragraph-properties>
      <style:text-properties style:font-name="Courier New" fo:font-size="8.39999961853027pt" officeooo:rsid="0010052c" officeooo:paragraph-rsid="00153811" style:font-size-asian="8.39999961853027pt" style:font-size-complex="8.39999961853027pt"/>
    </style:style>
    <style:style style:name="T1" style:family="text">
      <style:text-properties officeooo:rsid="00104323"/>
    </style:style>
    <style:style style:name="T2" style:family="text">
      <style:text-properties officeooo:rsid="0010adf9"/>
    </style:style>
    <style:style style:name="T3" style:family="text">
      <style:text-properties officeooo:rsid="0012a234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38bd1"/>
    </style:style>
    <style:style style:name="T6" style:family="text">
      <style:text-properties officeooo:rsid="001433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nsor_data_10_min /sensor_data_1_<text:span text:style-name="T6">hour</text:span> /sensor_data_1_<text:span text:style-name="T6">day</text:span></text:p>
      <text:p text:style-name="P1">+-----------------------+-----------+------+-----+-------------------+-----------------------------+</text:p>
      <text:p text:style-name="P1">| Field <text:s text:c="16"/>| Type <text:s text:c="5"/>| Null | Key | Default <text:s text:c="10"/>| Extra <text:s text:c="22"/>|</text:p>
      <text:p text:style-name="P1">+-----------------------+-----------+------+-----+-------------------+-----------------------------+</text:p>
      <text:p text:style-name="P1">| ID <text:s text:c="19"/>| int(10) <text:s text:c="2"/>| NO <text:s text:c="2"/>| PRI | NULL <text:s text:c="13"/>| auto_increment <text:s text:c="13"/>|</text:p>
      <text:p text:style-name="P1">| wind_speed <text:s text:c="11"/>| float <text:s text:c="4"/>| NO <text:s text:c="2"/>| <text:s text:c="4"/>| NULL <text:s text:c="13"/>| <text:s text:c="28"/>|</text:p>
      <text:p text:style-name="P1">| wind_direction <text:s text:c="7"/>| float <text:s text:c="4"/>| NO <text:s text:c="2"/>| <text:s text:c="4"/>| NULL <text:s text:c="13"/>| <text:s text:c="28"/>|</text:p>
      <text:p text:style-name="P1">| wind_speed_max <text:s text:c="7"/>| float <text:s text:c="4"/>| NO <text:s text:c="2"/>| <text:s text:c="4"/>| NULL <text:s text:c="13"/>| <text:s text:c="28"/>|</text:p>
      <text:p text:style-name="P1">| wind_direction_max <text:s text:c="3"/>| float <text:s text:c="4"/>| NO <text:s text:c="2"/>| <text:s text:c="4"/>| NULL <text:s text:c="13"/>| <text:s text:c="28"/>|</text:p>
      <text:p text:style-name="P1">| hydrometer <text:s text:c="11"/>| float <text:s text:c="4"/>| NO <text:s text:c="2"/>| <text:s text:c="4"/>| NULL <text:s text:c="13"/>| <text:s text:c="28"/>|</text:p>
      <text:p text:style-name="P1">| hydrometer_variance <text:s text:c="2"/>| float <text:s text:c="4"/>| NO <text:s text:c="2"/>| <text:s text:c="4"/>| NULL <text:s text:c="13"/>| <text:s text:c="28"/>|</text:p>
      <text:p text:style-name="P1">| sonar <text:s text:c="16"/>| float <text:s text:c="4"/>| NO <text:s text:c="2"/>| <text:s text:c="4"/>| NULL <text:s text:c="13"/>| <text:s text:c="28"/>|</text:p>
      <text:p text:style-name="P1">| sonar_variance <text:s text:c="7"/>| float <text:s text:c="4"/>| NO <text:s text:c="2"/>| <text:s text:c="4"/>| NULL <text:s text:c="13"/>| <text:s text:c="28"/>|</text:p>
      <text:p text:style-name="P1">| sonar_perc_correct <text:s text:c="3"/>| float <text:s text:c="4"/>| NO <text:s text:c="2"/>| <text:s text:c="4"/>| NULL <text:s text:c="13"/>| <text:s text:c="28"/>|</text:p>
      <text:p text:style-name="P1">| sonar_perc_wrong <text:s text:c="5"/>| float <text:s text:c="4"/>| NO <text:s text:c="2"/>| <text:s text:c="4"/>| NULL <text:s text:c="13"/>| <text:s text:c="28"/>|</text:p>
      <text:p text:style-name="P1">| sonar_perc_outOfWater | float <text:s text:c="4"/>| NO <text:s text:c="2"/>| <text:s text:c="4"/>| NULL <text:s text:c="13"/>| <text:s text:c="28"/>|</text:p>
      <text:p text:style-name="P1">| sonar_perc_error <text:s text:c="5"/>| float <text:s text:c="4"/>| NO <text:s text:c="2"/>| <text:s text:c="4"/>| NULL <text:s text:c="13"/>| <text:s text:c="28"/>|</text:p>
      <text:p text:style-name="P1">| sonar_perc_uncertain <text:s/>| float <text:s text:c="4"/>| NO <text:s text:c="2"/>| <text:s text:c="4"/>| NULL <text:s text:c="13"/>| <text:s text:c="28"/>|</text:p>
      <text:p text:style-name="P13">| safety_factor_00 <text:s text:c="5"/>| float <text:s text:c="4"/>| NO <text:s text:c="2"/>| <text:s text:c="4"/>| NULL <text:s text:c="13"/>| <text:s text:c="28"/>|</text:p>
      <text:p text:style-name="P12">| stressed_pylon_00 <text:s text:c="4"/>| int <text:s text:c="6"/>| NO <text:s text:c="2"/>| <text:s text:c="4"/>| NULL <text:s text:c="13"/>| <text:s text:c="28"/>|</text:p>
      <text:p text:style-name="P13">| safety_factor_01 <text:s text:c="5"/>| float <text:s text:c="4"/>| NO <text:s text:c="2"/>| <text:s text:c="4"/>| NULL <text:s text:c="13"/>| <text:s text:c="28"/>|</text:p>
      <text:p text:style-name="P12">| stressed_pylon_01 <text:s text:c="4"/>| int <text:s text:c="6"/>| NO <text:s text:c="2"/>| <text:s text:c="4"/>| NULL <text:s text:c="13"/>| <text:s text:c="28"/>|</text:p>
      <text:p text:style-name="P13">| safety_factor_10 <text:s text:c="5"/>| float <text:s text:c="4"/>| NO <text:s text:c="2"/>| <text:s text:c="4"/>| NULL <text:s text:c="13"/>| <text:s text:c="28"/>|</text:p>
      <text:p text:style-name="P12">| stressed_pylon_10 <text:s text:c="4"/>| int <text:s text:c="6"/>| NO <text:s text:c="2"/>| <text:s text:c="4"/>| NULL <text:s text:c="13"/>| <text:s text:c="28"/>|</text:p>
      <text:p text:style-name="P13">| safety_factor_11 <text:s text:c="5"/>| float <text:s text:c="4"/>| NO <text:s text:c="2"/>| <text:s text:c="4"/>| NULL <text:s text:c="13"/>| <text:s text:c="28"/>|</text:p>
      <text:p text:style-name="P12">| stressed_pylon_11 <text:s text:c="4"/>| int <text:s text:c="6"/>| NO <text:s text:c="2"/>| <text:s text:c="4"/>| NULL <text:s text:c="13"/>| <text:s text:c="28"/>|</text:p>
      <text:p text:style-name="P18">| <text:span text:style-name="T3">water_speed<text:tab/> <text:s text:c="3"/></text:span><text:s text:c="6"/>| float <text:s text:c="4"/>| NO <text:s text:c="2"/>| <text:s text:c="4"/>| NULL <text:s text:c="13"/>| <text:s text:c="28"/>|</text:p>
      <text:p text:style-name="P18">| <text:span text:style-name="T3">water_flow_rate </text:span><text:s text:c="6"/>| float <text:s text:c="4"/>| NO <text:s text:c="2"/>| <text:s text:c="4"/>| NULL <text:s text:c="13"/>| <text:s text:c="28"/>|</text:p>
      <text:p text:style-name="P6">| timestamp <text:s text:c="12"/>| timestamp | NO <text:s text:c="2"/>| <text:s text:c="4"/>| CURRENT_TIMESTAMP | on update CURRENT_TIMESTAMP |</text:p>
      <text:p text:style-name="P14">+-----------------------+-----------+------+-----+-------------------+-----------------------------+</text:p>
      <text:p text:style-name="P13"/>
      <text:p text:style-name="P13"/>
      <text:p text:style-name="P4">worst_case_00</text:p>
      <text:p text:style-name="P15">+-----------------------+-----------+------+-----+-------------------+-----------------------------+</text:p>
      <text:p text:style-name="P7">| Field <text:s text:c="16"/>| Type <text:s text:c="5"/>| Null | Key | Default <text:s text:c="10"/>| Extra <text:s text:c="22"/>|</text:p>
      <text:p text:style-name="P15">+-----------------------+-----------+------+-----+-------------------+-----------------------------+</text:p>
      <text:p text:style-name="P19">| ID <text:s text:c="19"/>| int(10) <text:s text:c="2"/>| NO <text:s text:c="2"/>| PRI | NULL <text:s text:c="13"/>| auto_increment <text:s text:c="13"/>|</text:p>
      <text:p text:style-name="P19">| <text:span text:style-name="T5">pylon_number</text:span><text:tab/> <text:s text:c="9"/>| <text:span text:style-name="T5">int <text:s/></text:span><text:s text:c="5"/>| NO <text:s text:c="2"/>| <text:s text:c="4"/>| NULL <text:s text:c="13"/>| <text:s text:c="28"/>|</text:p>
      <text:p text:style-name="P2">| <text:span text:style-name="T5">N<text:tab/></text:span><text:tab/> <text:s text:c="6"/><text:tab/> <text:s text:c="2"/>| float <text:s text:c="4"/>| NO <text:s text:c="2"/>| <text:s text:c="4"/>| NULL <text:s text:c="13"/>| <text:s text:c="28"/>|</text:p>
      <text:p text:style-name="P19">| <text:span text:style-name="T5">Tx<text:tab/></text:span><text:tab/> <text:s text:c="6"/><text:tab/> <text:s text:c="2"/>| float <text:s text:c="4"/>| NO <text:s text:c="2"/>| <text:s text:c="4"/>| NULL <text:s text:c="13"/>| <text:s text:c="28"/>|</text:p>
      <text:p text:style-name="P2">| <text:span text:style-name="T5">Ty<text:tab/></text:span><text:tab/> <text:s text:c="9"/>| float <text:s text:c="4"/>| NO <text:s text:c="2"/>| <text:s text:c="4"/>| NULL <text:s text:c="13"/>| <text:s text:c="28"/>|</text:p>
      <text:p text:style-name="P2">| <text:span text:style-name="T5">Mx<text:tab/></text:span><text:tab/> <text:s text:c="9"/>| float <text:s text:c="4"/>| NO <text:s text:c="2"/>| <text:s text:c="4"/>| NULL <text:s text:c="13"/>| <text:s text:c="28"/>|</text:p>
      <text:p text:style-name="P2">| <text:span text:style-name="T5">My<text:tab/></text:span><text:tab/> <text:s text:c="9"/>| float <text:s text:c="4"/>| NO <text:s text:c="2"/>| <text:s text:c="4"/>| NULL <text:s text:c="13"/>| <text:s text:c="28"/>|</text:p>
      <text:p text:style-name="P2">| <text:span text:style-name="T5">M<text:tab/></text:span><text:tab/> <text:s text:c="9"/>| float <text:s text:c="4"/>| NO <text:s text:c="2"/>| <text:s text:c="4"/>| NULL <text:s text:c="13"/>| <text:s text:c="28"/>|</text:p>
      <text:p text:style-name="P2">| <text:span text:style-name="T5">cs<text:tab/></text:span><text:tab/> <text:s text:c="9"/>| float <text:s text:c="4"/>| NO <text:s text:c="2"/>| <text:s text:c="4"/>| NULL <text:s text:c="13"/>| <text:s text:c="28"/>|</text:p>
      <text:p text:style-name="P19">| <text:span text:style-name="T5">comb_number</text:span><text:tab/> <text:s text:c="9"/>| float <text:s text:c="4"/>| NO <text:s text:c="2"/>| <text:s text:c="4"/>| NULL <text:s text:c="13"/>| <text:s text:c="28"/>|</text:p>
      <text:p text:style-name="P19"><text:span text:style-name="T5">| </text:span>timestamp <text:s text:c="12"/>| timestamp | NO <text:s text:c="2"/>| <text:s text:c="4"/>| CURRENT_TIMESTAMP | on update CURRENT_TIMESTAMP |</text:p>
      <text:p text:style-name="P19">+-----------------------+-----------+------+-----+-------------------+-----------------------------+</text:p>
      <text:p text:style-name="P16"/>
      <text:p text:style-name="P16"/>
      <text:p text:style-name="P4">worst_case_01</text:p>
      <text:p text:style-name="P16">+-----------------------+-----------+------+-----+-------------------+-----------------------------+</text:p>
      <text:p text:style-name="P8">| Field <text:s text:c="16"/>| Type <text:s text:c="5"/>| Null | Key | Default <text:s text:c="10"/>| Extra <text:s text:c="22"/>|</text:p>
      <text:p text:style-name="P16">+-----------------------+-----------+------+-----+-------------------+-----------------------------+</text:p>
      <text:p text:style-name="P19">| ID <text:s text:c="19"/>| int(10) <text:s text:c="2"/>| NO <text:s text:c="2"/>| PRI | NULL <text:s text:c="13"/>| auto_increment <text:s text:c="13"/>|</text:p>
      <text:p text:style-name="P19">| <text:span text:style-name="T5">pylon_number</text:span><text:tab/> <text:s text:c="9"/>| <text:span text:style-name="T5">int <text:s/></text:span><text:s text:c="5"/>| NO <text:s text:c="2"/>| <text:s text:c="4"/>| NULL <text:s text:c="13"/>| <text:s text:c="28"/>|</text:p>
      <text:p text:style-name="P19">| <text:span text:style-name="T5">N<text:tab/></text:span><text:tab/> <text:s text:c="6"/><text:tab/> <text:s text:c="2"/>| float <text:s text:c="4"/>| NO <text:s text:c="2"/>| <text:s text:c="4"/>| NULL <text:s text:c="13"/>| <text:s text:c="28"/>|</text:p>
      <text:p text:style-name="P19">| <text:span text:style-name="T5">Tx<text:tab/></text:span><text:tab/> <text:s text:c="6"/><text:tab/> <text:s text:c="2"/>| float <text:s text:c="4"/>| NO <text:s text:c="2"/>| <text:s text:c="4"/>| NULL <text:s text:c="13"/>| <text:s text:c="28"/>|</text:p>
      <text:p text:style-name="P19">| <text:span text:style-name="T5">Ty<text:tab/></text:span><text:tab/> <text:s text:c="9"/>| float <text:s text:c="4"/>| NO <text:s text:c="2"/>| <text:s text:c="4"/>| NULL <text:s text:c="13"/>| <text:s text:c="28"/>|</text:p>
      <text:p text:style-name="P19">| <text:span text:style-name="T5">Mx<text:tab/></text:span><text:tab/> <text:s text:c="9"/>| float <text:s text:c="4"/>| NO <text:s text:c="2"/>| <text:s text:c="4"/>| NULL <text:s text:c="13"/>| <text:s text:c="28"/>|</text:p>
      <text:p text:style-name="P19">| <text:span text:style-name="T5">My<text:tab/></text:span><text:tab/> <text:s text:c="9"/>| float <text:s text:c="4"/>| NO <text:s text:c="2"/>| <text:s text:c="4"/>| NULL <text:s text:c="13"/>| <text:s text:c="28"/>|</text:p>
      <text:p text:style-name="P19">| <text:span text:style-name="T5">M<text:tab/></text:span><text:tab/> <text:s text:c="9"/>| float <text:s text:c="4"/>| NO <text:s text:c="2"/>| <text:s text:c="4"/>| NULL <text:s text:c="13"/>| <text:s text:c="28"/>|</text:p>
      <text:p text:style-name="P19">| <text:span text:style-name="T5">cs<text:tab/></text:span><text:tab/> <text:s text:c="9"/>| float <text:s text:c="4"/>| NO <text:s text:c="2"/>| <text:s text:c="4"/>| NULL <text:s text:c="13"/>| <text:s text:c="28"/>|</text:p>
      <text:p text:style-name="P19">| <text:span text:style-name="T5">comb_number</text:span><text:tab/> <text:s text:c="9"/>| float <text:s text:c="4"/>| NO <text:s text:c="2"/>| <text:s text:c="4"/>| NULL <text:s text:c="13"/>| <text:s text:c="28"/>|</text:p>
      <text:p text:style-name="P19"><text:span text:style-name="T5">| </text:span>timestamp <text:s text:c="12"/>| timestamp | NO <text:s text:c="2"/>| <text:s text:c="4"/>| CURRENT_TIMESTAMP | on update CURRENT_TIMESTAMP |</text:p>
      <text:p text:style-name="P19">+-----------------------+-----------+------+-----+-------------------+-----------------------------+</text:p>
      <text:p text:style-name="P16"/>
      <text:p text:style-name="P16"/>
      <text:p text:style-name="P4">worst_case_10</text:p>
      <text:p text:style-name="P16">+-----------------------+-----------+------+-----+-------------------+-----------------------------+</text:p>
      <text:p text:style-name="P8">| Field <text:s text:c="16"/>| Type <text:s text:c="5"/>| Null | Key | Default <text:s text:c="10"/>| Extra <text:s text:c="22"/>|</text:p>
      <text:p text:style-name="P16">+-----------------------+-----------+------+-----+-------------------+-----------------------------+</text:p>
      <text:p text:style-name="P19">| ID <text:s text:c="19"/>| int(10) <text:s text:c="2"/>| NO <text:s text:c="2"/>| PRI | NULL <text:s text:c="13"/>| auto_increment <text:s text:c="13"/>|</text:p>
      <text:p text:style-name="P19">| <text:span text:style-name="T5">pylon_number</text:span><text:tab/> <text:s text:c="9"/>| <text:span text:style-name="T5">int <text:s/></text:span><text:s text:c="5"/>| NO <text:s text:c="2"/>| <text:s text:c="4"/>| NULL <text:s text:c="13"/>| <text:s text:c="28"/>|</text:p>
      <text:p text:style-name="P19">| <text:span text:style-name="T5">N<text:tab/></text:span><text:tab/> <text:s text:c="6"/><text:tab/> <text:s text:c="2"/>| float <text:s text:c="4"/>| NO <text:s text:c="2"/>| <text:s text:c="4"/>| NULL <text:s text:c="13"/>| <text:s text:c="28"/>|</text:p>
      <text:p text:style-name="P19">| <text:span text:style-name="T5">Tx<text:tab/></text:span><text:tab/> <text:s text:c="6"/><text:tab/> <text:s text:c="2"/>| float <text:s text:c="4"/>| NO <text:s text:c="2"/>| <text:s text:c="4"/>| NULL <text:s text:c="13"/>| <text:s text:c="28"/>|</text:p>
      <text:p text:style-name="P19">| <text:span text:style-name="T5">Ty<text:tab/></text:span><text:tab/> <text:s text:c="9"/>| float <text:s text:c="4"/>| NO <text:s text:c="2"/>| <text:s text:c="4"/>| NULL <text:s text:c="13"/>| <text:s text:c="28"/>|</text:p>
      <text:p text:style-name="P19">| <text:span text:style-name="T5">Mx<text:tab/></text:span><text:tab/> <text:s text:c="9"/>| float <text:s text:c="4"/>| NO <text:s text:c="2"/>| <text:s text:c="4"/>| NULL <text:s text:c="13"/>| <text:s text:c="28"/>|</text:p>
      <text:p text:style-name="P19">| <text:span text:style-name="T5">My<text:tab/></text:span><text:tab/> <text:s text:c="9"/>| float <text:s text:c="4"/>| NO <text:s text:c="2"/>| <text:s text:c="4"/>| NULL <text:s text:c="13"/>| <text:s text:c="28"/>|</text:p>
      <text:p text:style-name="P19">| <text:span text:style-name="T5">M<text:tab/></text:span><text:tab/> <text:s text:c="9"/>| float <text:s text:c="4"/>| NO <text:s text:c="2"/>| <text:s text:c="4"/>| NULL <text:s text:c="13"/>| <text:s text:c="28"/>|</text:p>
      <text:p text:style-name="P19">| <text:span text:style-name="T5">cs<text:tab/></text:span><text:tab/> <text:s text:c="9"/>| float <text:s text:c="4"/>| NO <text:s text:c="2"/>| <text:s text:c="4"/>| NULL <text:s text:c="13"/>| <text:s text:c="28"/>|</text:p>
      <text:p text:style-name="P19">| <text:span text:style-name="T5">comb_number</text:span><text:tab/> <text:s text:c="9"/>| float <text:s text:c="4"/>| NO <text:s text:c="2"/>| <text:s text:c="4"/>| NULL <text:s text:c="13"/>| <text:s text:c="28"/>|</text:p>
      <text:p text:style-name="P19"><text:span text:style-name="T5">| </text:span>timestamp <text:s text:c="12"/>| timestamp | NO <text:s text:c="2"/>| <text:s text:c="4"/>| CURRENT_TIMESTAMP | on update CURRENT_TIMESTAMP |</text:p>
      <text:p text:style-name="P19">+-----------------------+-----------+------+-----+-------------------+-----------------------------+</text:p>
      <text:p text:style-name="P10"><text:soft-page-break/><text:span text:style-name="T4">worst_case_11</text:span></text:p>
      <text:p text:style-name="P16">+-----------------------+-----------+------+-----+-------------------+-----------------------------+</text:p>
      <text:p text:style-name="P8">| Field <text:s text:c="16"/>| Type <text:s text:c="5"/>| Null | Key | Default <text:s text:c="10"/>| Extra <text:s text:c="22"/>|</text:p>
      <text:p text:style-name="P16">+-----------------------+-----------+------+-----+-------------------+-----------------------------+</text:p>
      <text:p text:style-name="P19">| ID <text:s text:c="19"/>| int(10) <text:s text:c="2"/>| NO <text:s text:c="2"/>| PRI | NULL <text:s text:c="13"/>| auto_increment <text:s text:c="13"/>|</text:p>
      <text:p text:style-name="P19">| <text:span text:style-name="T5">pylon_number</text:span><text:tab/> <text:s text:c="9"/>| <text:span text:style-name="T5">int <text:s/></text:span><text:s text:c="5"/>| NO <text:s text:c="2"/>| <text:s text:c="4"/>| NULL <text:s text:c="13"/>| <text:s text:c="28"/>|</text:p>
      <text:p text:style-name="P19">| <text:span text:style-name="T5">N<text:tab/></text:span><text:tab/> <text:s text:c="6"/><text:tab/> <text:s text:c="2"/>| float <text:s text:c="4"/>| NO <text:s text:c="2"/>| <text:s text:c="4"/>| NULL <text:s text:c="13"/>| <text:s text:c="28"/>|</text:p>
      <text:p text:style-name="P19">| <text:span text:style-name="T5">Tx<text:tab/></text:span><text:tab/> <text:s text:c="6"/><text:tab/> <text:s text:c="2"/>| float <text:s text:c="4"/>| NO <text:s text:c="2"/>| <text:s text:c="4"/>| NULL <text:s text:c="13"/>| <text:s text:c="28"/>|</text:p>
      <text:p text:style-name="P19">| <text:span text:style-name="T5">Ty<text:tab/></text:span><text:tab/> <text:s text:c="9"/>| float <text:s text:c="4"/>| NO <text:s text:c="2"/>| <text:s text:c="4"/>| NULL <text:s text:c="13"/>| <text:s text:c="28"/>|</text:p>
      <text:p text:style-name="P19">| <text:span text:style-name="T5">Mx<text:tab/></text:span><text:tab/> <text:s text:c="9"/>| float <text:s text:c="4"/>| NO <text:s text:c="2"/>| <text:s text:c="4"/>| NULL <text:s text:c="13"/>| <text:s text:c="28"/>|</text:p>
      <text:p text:style-name="P19">| <text:span text:style-name="T5">My<text:tab/></text:span><text:tab/> <text:s text:c="9"/>| float <text:s text:c="4"/>| NO <text:s text:c="2"/>| <text:s text:c="4"/>| NULL <text:s text:c="13"/>| <text:s text:c="28"/>|</text:p>
      <text:p text:style-name="P19">| <text:span text:style-name="T5">M<text:tab/></text:span><text:tab/> <text:s text:c="9"/>| float <text:s text:c="4"/>| NO <text:s text:c="2"/>| <text:s text:c="4"/>| NULL <text:s text:c="13"/>| <text:s text:c="28"/>|</text:p>
      <text:p text:style-name="P19">| <text:span text:style-name="T5">cs<text:tab/></text:span><text:tab/> <text:s text:c="9"/>| float <text:s text:c="4"/>| NO <text:s text:c="2"/>| <text:s text:c="4"/>| NULL <text:s text:c="13"/>| <text:s text:c="28"/>|</text:p>
      <text:p text:style-name="P19">| <text:span text:style-name="T5">comb_number</text:span><text:tab/> <text:s text:c="9"/>| float <text:s text:c="4"/>| NO <text:s text:c="2"/>| <text:s text:c="4"/>| NULL <text:s text:c="13"/>| <text:s text:c="28"/>|</text:p>
      <text:p text:style-name="P19"><text:span text:style-name="T5">| </text:span>timestamp <text:s text:c="12"/>| timestamp | NO <text:s text:c="2"/>| <text:s text:c="4"/>| CURRENT_TIMESTAMP | on update CURRENT_TIMESTAMP |</text:p>
      <text:p text:style-name="P19">+-----------------------+-----------+------+-----+-------------------+-----------------------------+</text:p>
      <text:p text:style-name="P16"/>
      <text:p text:style-name="P16"/>
      <text:p text:style-name="P16"/>
      <text:p text:style-name="P11"><text:span text:style-name="T4">m_n_domain</text:span></text:p>
      <text:p text:style-name="P17">+-----------------------+-----------+------+-----+-------------------+-----------------------------+</text:p>
      <text:p text:style-name="P9">| Field <text:s text:c="16"/>| Type <text:s text:c="5"/>| Null | Key | Default <text:s text:c="10"/>| Extra <text:s text:c="22"/>|</text:p>
      <text:p text:style-name="P17">+-----------------------+-----------+------+-----+-------------------+-----------------------------+</text:p>
      <text:p text:style-name="P21">| ID <text:s text:c="19"/>| int(10) <text:s text:c="2"/>| NO <text:s text:c="2"/>| PRI | NULL <text:s text:c="13"/>| auto_increment <text:s text:c="13"/>|</text:p>
      <text:p text:style-name="P21">| <text:span text:style-name="T5">N<text:tab/></text:span><text:tab/> <text:s text:c="6"/><text:tab/> <text:s text:c="2"/>| float <text:s text:c="4"/>| NO <text:s text:c="2"/>| <text:s text:c="4"/>| NULL <text:s text:c="13"/>| <text:s text:c="28"/>|</text:p>
      <text:p text:style-name="P21">| <text:span text:style-name="T5">M<text:tab/></text:span><text:tab/> <text:s text:c="9"/>| float <text:s text:c="4"/>| NO <text:s text:c="2"/>| <text:s text:c="4"/>| NULL <text:s text:c="13"/>| <text:s text:c="28"/>|</text:p>
      <text:p text:style-name="P21">+-----------------------+-----------+------+-----+-------------------+-----------------------------+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24cm" fo:margin-bottom="0.741cm" fo:margin-left="1.685cm" fo:margin-right="1.2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18:33:05.672000000</meta:creation-date>
    <dc:date>2013-11-29T00:42:17.378000000</dc:date>
    <meta:editing-duration>PT49M43S</meta:editing-duration>
    <meta:editing-cycles>7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102" meta:word-count="1031" meta:character-count="9482" meta:non-whitespace-character-count="4283"/>
  </office:meta>
</office:document-meta>
</file>